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66.25pt"/>
    </style:style>
    <style:style style:name="co15" style:family="table-column">
      <style:table-column-properties fo:break-before="auto" style:column-width="81.55pt"/>
    </style:style>
    <style:style style:name="co16" style:family="table-column">
      <style:table-column-properties fo:break-before="auto" style:column-width="107.2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42.29pt"/>
    </style:style>
    <style:style style:name="co19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2.56" calcext:value-type="currency">
            <text:p>$2.5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71" calcext:value-type="currency">
            <text:p>$9.71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9.13" calcext:value-type="currency">
            <text:p>$29.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7]" office:value-type="currency" office:currency="USD" office:value="5.34" calcext:value-type="currency">
            <text:p>$5.3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5.34" calcext:value-type="currency">
            <text:p>$5.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9.3" calcext:value-type="currency">
            <text:p>$119.30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 office:value-type="string" calcext:value-type="string">
            <text:p>DO-214AC</text:p>
          </table:table-cell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Quad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757-DF5A6.8LJELM</text:p>
          </table:table-cell>
          <table:table-cell office:value-type="string" calcext:value-type="string">
            <text:p>Toshiba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.1" calcext:value-type="currency">
            <text:p>$0.10</text:p>
          </table:table-cell>
          <table:table-cell office:value-type="string" calcext:value-type="string">
            <text:p>SOT-553-5</text:p>
          </table:table-cell>
          <table:table-cell office:value-type="string" calcext:value-type="string">
            <text:p>https://www.mouser.com/ProductDetail/Toshiba/DF5A68LJELM?qs=sGAEpiMZZMsItbzKdwyIezyzIFCoQc6qu9uChD1inko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71" calcext:value-type="currency">
            <text:p>$9.71</text:p>
          </table:table-cell>
          <table:table-cell table:number-columns-repeated="2"/>
        </table:table-row>
      </table:table>
      <table:table table:name="Timer Box" table:style-name="ta1">
        <table:table-column table:style-name="co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Vishay-BC-Components/K103K15X7RF5UH5?qs=sGAEpiMZZMsh%252b1woXyUXj7mg7sn9MzU7fFUPwpyzWM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4.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264-4.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5" calcext:value-type="currency">
            <text:p>$0.50</text:p>
          </table:table-cell>
          <table:table-cell office:value-type="string" calcext:value-type="string">
            <text:p>https://www.mouser.com/ProductDetail/Xicon/264-47K-RC?qs=sGAEpiMZZMvrmc6UYKmaNVNDE5UWkgN%2fsgYW0PIGqes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448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ON-Semiconductor-Fairchild/1N4448?qs=sGAEpiMZZMtoHjESLttvkoBU6cp6%252bZs9Jw3WhNWg6IA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1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01" calcext:value-type="currency">
            <text:p>$0.01</text:p>
          </table:table-cell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5])" office:value-type="currency" office:currency="USD" office:value="5.34" calcext:value-type="currency">
            <text:p>$5.34</text:p>
          </table:table-cell>
          <table:table-cell/>
        </table:table-row>
      </table:table>
      <table:table table:name="HA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2.56" calcext:value-type="currency">
            <text:p>$2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21:05:38.329491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09T22:02:44.506295709</dc:date>
    <meta:editing-duration>PT17H25M40S</meta:editing-duration>
    <meta:editing-cycles>53</meta:editing-cycles>
    <meta:generator>LibreOffice/6.0.3.2$Linux_X86_64 LibreOffice_project/00m0$Build-2</meta:generator>
    <meta:document-statistic meta:table-count="4" meta:cell-count="388" meta:object-count="0"/>
  </office:meta>
</office:document-meta>
</file>